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7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 table:style-name="ce6"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3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 table:style-name="ce6"/>
        </table:table-row>
        <table:table-row table:style-name="ro3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 table:style-name="ce6"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2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2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2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 table:style-name="ce6"/>
        </table:table-row>
        <table:table-row table:style-name="ro4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4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3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/>
        </table:table-row>
        <table:table-row table:style-name="ro3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A-Chor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11:17:33.266361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84" meta:object-count="0"/>
  </office:meta>
</office:document-meta>
</file>